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480" officeooo:paragraph-rsid="001d3480"/>
    </style:style>
    <style:style style:name="P2" style:family="paragraph" style:parent-style-name="Standard">
      <style:text-properties officeooo:rsid="001d3480" officeooo:paragraph-rsid="001d3480"/>
    </style:style>
    <style:style style:name="P3" style:family="paragraph" style:parent-style-name="Standard">
      <style:text-properties officeooo:rsid="001d3480" officeooo:paragraph-rsid="001e5a87"/>
    </style:style>
    <style:style style:name="P4" style:family="paragraph" style:parent-style-name="Standard">
      <style:text-properties style:text-line-through-style="none" style:text-line-through-type="none" officeooo:rsid="001d3480" officeooo:paragraph-rsid="001d3480"/>
    </style:style>
    <style:style style:name="T1" style:family="text">
      <style:text-properties style:text-line-through-style="none" style:text-line-through-type="none" officeooo:rsid="001e5a87"/>
    </style:style>
    <style:style style:name="T2" style:family="text">
      <style:text-properties officeooo:rsid="001d5224"/>
    </style:style>
    <style:style style:name="T3" style:family="text">
      <style:text-properties officeooo:rsid="001e5a87"/>
    </style:style>
    <style:style style:name="T4" style:family="text">
      <style:text-properties officeooo:rsid="001fa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E</text:p>
      <text:p text:style-name="P1"/>
      <text:p text:style-name="P1">AGENTE-GESTOR</text:p>
      <text:p text:style-name="P1">Vai poder gerir informações de todas agências de uma província.</text:p>
      <text:p text:style-name="P1">-Cadastrar agências e seu agente</text:p>
      <text:p text:style-name="P1">-Publicar notícias,</text:p>
      <text:p text:style-name="P1">-Gráficos de pagamentos de todos município.</text:p>
      <text:p text:style-name="P1"/>
      <text:p text:style-name="P1">AGENTE-CADASTRADO</text:p>
      <text:p text:style-name="P1">-criar seu login</text:p>
      <text:p text:style-name="P1">-Gerir uma única agência.</text:p>
      <text:p text:style-name="P1">-<text:span text:style-name="T3">Cadastrar funcionários da sua agencia(com os seus logins, mas eles podem alterar)</text:span></text:p>
      <text:p text:style-name="P1">-Publicar notícias</text:p>
      <text:p text:style-name="P1">-ver gráficos de pagamento da sua agência</text:p>
      <text:p text:style-name="P1">- <text:span text:style-name="T2">Denunciar usuários</text:span></text:p>
      <text:p text:style-name="P1"/>
      <text:p text:style-name="P3"><text:span text:style-name="T3">FUNCIONÁRIOS D</text:span><text:span text:style-name="T4">E</text:span><text:span text:style-name="T3"> U</text:span><text:span text:style-name="T4">M</text:span><text:span text:style-name="T3">A AGENCIA</text:span></text:p>
      <text:p text:style-name="P3">-<text:span text:style-name="T3">Ver seu calendário de trabalho</text:span></text:p>
      <text:p text:style-name="P3">-<text:span text:style-name="T3">Ver dados de uma casa</text:span></text:p>
      <text:p text:style-name="P3">-<text:span text:style-name="T4">Reportar notícias ao seu agente</text:span></text:p>
      <text:p text:style-name="P1"/>
      <text:p text:style-name="P1">USUÁRIOS(Povo)</text:p>
      <text:p text:style-name="P1">-Visuali<text:span text:style-name="T2">z</text:span>ar noticias ligadas a energia.</text:p>
      <text:p text:style-name="P1">- Cadastrar-se.</text:p>
      <text:p text:style-name="P1">- <text:span text:style-name="T2">Tratar contrato de energia</text:span><text:span text:style-name="T3">(dados da casa)</text:span><text:span text:style-name="T2">.</text:span></text:p>
      <text:p text:style-name="P4"><text:span text:style-name="T3">- Se já tem contrato, pode simplesmente cadastrar-se</text:span></text:p>
      <text:p text:style-name="P4">- <text:span text:style-name="T3">Se já é cadastrado, pode simplesmente cadastrar sua casa</text:span></text:p>
      <text:p text:style-name="P1">- <text:span text:style-name="T2">Efetuar pagamentos de energia.</text:span></text:p>
      <text:p text:style-name="P1">- <text:span text:style-name="T2">Enviar reclamações a uma determinada agencia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5:38:01.380987907</meta:creation-date>
    <dc:date>2022-05-12T17:27:46.717131867</dc:date>
    <meta:editing-duration>PT8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1" meta:character-count="805" meta:non-whitespace-character-count="709"/>
  </office:meta>
</office:document-meta>
</file>